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/>
    </style:style>
    <style:style style:name="P2" style:family="paragraph" style:parent-style-name="Text_20_body" style:master-page-name="Standard">
      <style:paragraph-properties fo:margin-top="0in" fo:margin-bottom="0.0972in" loext:contextual-spacing="false" fo:line-height="120%" style:page-number="auto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true" style:font-size-asian="24pt" style:font-style-asian="normal" style:font-weight-asian="bold"/>
    </style:style>
    <style:style style:name="P3" style:family="paragraph" style:parent-style-name="Text_20_body" style:list-style-name="WWNum1">
      <style:paragraph-properties fo:margin-left="0.4909in" fo:margin-right="0in" fo:margin-top="0in" fo:margin-bottom="0in" loext:contextual-spacing="false" fo:line-height="178%" fo:text-align="start" style:justify-single-word="false" fo:text-indent="-0.1965in" style:auto-text-indent="false" style:writing-mode="lr-tb">
        <style:tab-stops>
          <style:tab-stop style:position="0.4909in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true" style:font-size-asian="12pt" style:font-style-asian="normal" style:font-weight-asian="normal"/>
    </style:style>
    <style:style style:name="P4" style:family="paragraph" style:parent-style-name="Text_20_body" style:list-style-name="WWNum1">
      <style:paragraph-properties fo:margin-left="0.9819in" fo:margin-right="0in" fo:margin-top="0in" fo:margin-bottom="0in" loext:contextual-spacing="false" fo:line-height="178%" fo:text-align="start" style:justify-single-word="false" fo:text-indent="-0.1965in" style:auto-text-indent="false" style:writing-mode="lr-tb">
        <style:tab-stops>
          <style:tab-stop style:position="0.9819in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true" style:font-size-asian="12pt" style:font-style-asian="normal" style:font-weight-asian="normal"/>
    </style:style>
    <style:style style:name="P5" style:family="paragraph" style:parent-style-name="Text_20_body" style:list-style-name="WWNum1">
      <style:paragraph-properties fo:margin-top="0in" fo:margin-bottom="0in" loext:contextual-spacing="false" fo:line-height="178%" fo:text-align="start" style:justify-single-word="false" style:writing-mode="lr-tb">
        <style:tab-stops>
          <style:tab-stop style:position="0.9819in"/>
        </style:tab-stops>
      </style:paragraph-properties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f5e5" officeooo:paragraph-rsid="0010f5e5" style:text-blinking="true" style:font-size-asian="12pt" style:font-style-asian="normal" style:font-weight-asian="normal"/>
    </style:style>
    <style:style style:name="P6" style:family="paragraph" style:parent-style-name="Text_20_body" style:list-style-name="WWNum1">
      <style:paragraph-properties fo:margin-top="0in" fo:margin-bottom="0in" loext:contextual-spacing="false" fo:line-height="178%" fo:text-align="start" style:justify-single-word="false" style:writing-mode="lr-tb">
        <style:tab-stops>
          <style:tab-stop style:position="0.9819in"/>
        </style:tab-stops>
      </style:paragraph-properties>
      <style:text-properties officeooo:paragraph-rsid="0010f5e5"/>
    </style:style>
    <style:style style:name="P7" style:family="paragraph" style:parent-style-name="Text_20_body" style:list-style-name="WWNum1">
      <style:paragraph-properties fo:margin-top="0in" fo:margin-bottom="0in" loext:contextual-spacing="false" fo:line-height="178%" fo:text-align="start" style:justify-single-word="false" style:writing-mode="lr-tb">
        <style:tab-stops>
          <style:tab-stop style:position="0.9819in"/>
        </style:tab-stops>
      </style:paragraph-properties>
      <style:text-properties officeooo:rsid="0010f5e5" officeooo:paragraph-rsid="0010f5e5"/>
    </style:style>
    <style:style style:name="P8" style:family="paragraph" style:parent-style-name="Text_20_body" style:list-style-name="WWNum1">
      <style:paragraph-properties fo:margin-top="0in" fo:margin-bottom="0in" loext:contextual-spacing="false" fo:line-height="178%" fo:text-align="start" style:justify-single-word="false" style:writing-mode="lr-tb">
        <style:tab-stops>
          <style:tab-stop style:position="0.9819in"/>
        </style:tab-stops>
      </style:paragraph-properties>
      <style:text-properties officeooo:rsid="0011ce38" officeooo:paragraph-rsid="0011ce38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true" style:font-size-asian="12p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f5e5" style:text-blinking="true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f731e09-b846-0e06-07e4-13078726e566"/>PREVENTING OVERFITTING</text:p>
      <text:list xml:id="list1210872070308090100" text:style-name="WWNum1">
        <text:list-item>
          <text:p text:style-name="P3">After each epoch, find the accuracy of the model on the validation data, which has labels. If the accuracy has plateaued, you can stop training</text:p>
          <text:list>
            <text:list-item>
              <text:p text:style-name="P4">We use validation_data’s accuracy because the model is training on test_data. If it memorizes and overfits for the test_data, the accuracy may keep increasing, even though its not learning useful features in general</text:p>
            </text:list-item>
            <text:list-item>
              <text:p text:style-name="P4">Compare against validation data that it hasn’t seen before</text:p>
            </text:list-item>
          </text:list>
        </text:list-item>
        <text:list-item>
          <text:p text:style-name="P3">Have LOTS OF MANY OF LOTS OF training data</text:p>
        </text:list-item>
        <text:list-item>
          <text:p text:style-name="P3">Reduce size of network</text:p>
        </text:list-item>
        <text:list-item>
          <text:p text:style-name="P3">REGULARIZE</text:p>
          <text:list>
            <text:list-item>
              <text:p text:style-name="P4">See regularization notes</text:p>
            </text:list-item>
          </text:list>
        </text:list-item>
        <text:list-item>
          <text:p text:style-name="P5">Weight initialization:</text:p>
          <text:list>
            <text:list-item>
              <text:list>
                <text:list-item>
                  <text:p text:style-name="P5">Why not random gaussian?</text:p>
                  <text:list>
                    <text:list-item>
                      <text:list>
                        <text:list-item>
                          <text:p text:style-name="P5">Example:</text:p>
                        </text:list-item>
                        <text:list-item>
                          <text:p text:style-name="P5">1000 input neurons, half start with a weight of 0, half start with one</text:p>
                        </text:list-item>
                        <text:list-item>
                          <text:p text:style-name="P5">The weighted sum output, you will have 501 terms, because half of the weights are 0, so their weighted sum doesn’t contribute, plus a bias term</text:p>
                        </text:list-item>
                        <text:list-item>
                          <text:p text:style-name="P5">The weighted sum is distributed as a gaussian with mean 0 and standard deviation sqrt(501)</text:p>
                        </text:list-item>
                        <text:list-item>
                          <text:p text:style-name="P5">This means it is highly likely that |z| can be very large, which will saturate the neuron after it goes through sigmoid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2"><text:tab/>Better way: initialize weights as gaussian with mean 0 and std dev 1 / sqrt(n) where n is the number of inputs that the neuron has</text:span></text:p>
                  <text:list>
                    <text:list-item>
                      <text:list>
                        <text:list-item>
                          <text:p text:style-name="P7"><text:span text:style-name="T1">in the earlier example, the std dev of the weighted sum will be sqrt(1.5) which is much more sharply peaked</text:span></text:p>
                        </text:list-item>
                        <text:list-item>
                          <text:p text:style-name="P8"><text:span text:style-name="T1">This speeds up learning by a decent amount, but does not improve final </text:span><text:soft-page-break/><text:span text:style-name="T1">classification accurac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weight="normal"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08:57:58.148841388</dc:date>
    <meta:generator>LibreOffice/5.1.6.2$Linux_X86_64 LibreOffice_project/10m0$Build-2</meta:generator>
    <meta:editing-duration>PT4M36S</meta:editing-duration>
    <meta:editing-cycles>1</meta:editing-cycles>
    <meta:document-statistic meta:table-count="0" meta:image-count="0" meta:object-count="0" meta:page-count="2" meta:paragraph-count="18" meta:word-count="248" meta:character-count="1361" meta:non-whitespace-character-count="1147"/>
  </office:meta>
</office:document-meta>
</file>